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min motor RPM</text:p>
          </table:table-cell>
          <table:table-cell table:style-name="ce1" table:formula="of:=[.B1] / 6" office:value-type="float" office:value="2000" calcext:value-type="float">
            <text:p>2000</text:p>
          </table:table-cell>
          <table:table-cell table:style-name="ce3" office:value-type="string" calcext:value-type="string">
            <text:p>?!?!?!?!?!</text:p>
          </table:table-cell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transmission ratio</text:p>
          </table:table-cell>
          <table:table-cell table:style-name="Default" table:formula="of:= 45.56 * 3" office:value-type="float" office:value="136.68" calcext:value-type="float">
            <text:p>136.68</text:p>
          </table:table-cell>
          <table:table-cell/>
        </table:table-row>
        <table:table-row table:style-name="ro2">
          <table:table-cell office:value-type="string" calcext:value-type="string">
            <text:p>wheel perimeter / mm</text:p>
          </table:table-cell>
          <table:table-cell table:style-name="Default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max speed / mm/s</text:p>
          </table:table-cell>
          <table:table-cell table:formula="of:=[.B5] * ([.B1]/60) / [.B4]" office:value-type="float" office:value="1170.61750073164" calcext:value-type="float">
            <text:p>1170.6175007316</text:p>
          </table:table-cell>
          <table:table-cell/>
        </table:table-row>
        <table:table-row table:style-name="ro1">
          <table:table-cell office:value-type="string" calcext:value-type="string">
            <text:p>min speed / mm/s</text:p>
          </table:table-cell>
          <table:table-cell table:formula="of:=[.B5] * ([.B2]/60) / [.B4]" office:value-type="float" office:value="195.102916788606" calcext:value-type="float">
            <text:p>195.1029167886</text:p>
          </table:table-cell>
          <table:table-cell/>
        </table:table-row>
        <table:table-row table:style-name="ro1">
          <table:table-cell office:value-type="string" calcext:value-type="string">
            <text:p>odometry resolution / mm</text:p>
          </table:table-cell>
          <table:table-cell table:formula="of:=[.B5]/([.B4]*[.B3])" office:value-type="float" office:value="0.731635937957272" calcext:value-type="float">
            <text:p>0.731635938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formula="of:=([.B1] / 60) * [.B3] / [.B10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in controlable speed / mm/s</text:p>
          </table:table-cell>
          <table:table-cell table:formula="of:=[.B5] * ((2*[.B10]) / [.B3]) / [.B4]" office:value-type="float" office:value="73.1635937957272" calcext:value-type="float">
            <text:p>73.1635937957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formula="of:=([.B1] / 60) * [.B3] / [.B11]" office:value-type="float" office:value="160" calcext:value-type="float">
            <text:p>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3-08-19T12:32:02.092517596</dc:date>
    <dc:creator>Kuba </dc:creator>
    <meta:editing-duration>PT8M14S</meta:editing-duration>
    <meta:editing-cycles>4</meta:editing-cycles>
    <meta:generator>LibreOffice/4.1.0.4$Linux_X86_64 LibreOffice_project/410m0$Build-4</meta:generator>
    <meta:document-statistic meta:table-count="1" meta:cell-count="27" meta:object-count="0"/>
  </office:meta>
</office:document-meta>
</file>